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>
            <text:p>Assignmen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quential </text:p>
          </table:table-cell>
          <table:table-cell office:value-type="string">
            <text:p>openmp</text:p>
          </table:table-cell>
          <table:table-cell office:value-type="string">
            <text:p>Pthreads</text:p>
          </table:table-cell>
          <table:table-cell office:value-type="string">
            <text:p>sequential </text:p>
          </table:table-cell>
          <table:table-cell office:value-type="string">
            <text:p>openmp</text:p>
          </table:table-cell>
          <table:table-cell office:value-type="string">
            <text:p>Pthreads</text:p>
          </table:table-cell>
          <table:table-cell office:value-type="string">
            <text:p>sequential </text:p>
          </table:table-cell>
          <table:table-cell office:value-type="string">
            <text:p>openmp</text:p>
          </table:table-cell>
          <table:table-cell office:value-type="string">
            <text:p>Pthreads</text:p>
          </table:table-cell>
        </table:table-row>
        <table:table-row table:style-name="ro1">
          <table:table-cell/>
          <table:table-cell table:style-name="ce1" office:value-type="string">
            <text:p>Report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tro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lg. Proof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 complexity analysis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mplementation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gram validation 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>
            <text:p>Source code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 code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kefile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data set 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ifferAyubu </meta:initial-creator>
    <meta:creation-date>2013-07-23T16:19:52</meta:creation-date>
    <dc:date>2013-07-23T16:54:33</dc:date>
    <dc:creator>SwifferAyubu </dc:creator>
    <meta:editing-duration>PT19M31S</meta:editing-duration>
    <meta:editing-cycles>1</meta:editing-cycles>
    <meta:document-statistic meta:table-count="3" meta:cell-count="23" meta:object-count="0"/>
    <meta:generator>LibreOffice/3.5$Linux_X86_64 LibreOffice_project/350m1$Build-2</meta:generator>
  </office:meta>
</office:document-meta>
</file>